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DejaVu Sans" fo:font-size="16pt" fo:font-weight="bold" officeooo:rsid="000ea531" officeooo:paragraph-rsid="000ea531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15%"/>
      <style:text-properties style:font-name="DejaVu Sans" officeooo:rsid="00096fab" officeooo:paragraph-rsid="00096fab"/>
    </style:style>
    <style:style style:name="P3" style:family="paragraph" style:parent-style-name="Standard">
      <style:paragraph-properties fo:line-height="115%" fo:text-align="center" style:justify-single-word="false"/>
      <style:text-properties style:font-name="DejaVu Sans" fo:font-size="14pt" fo:font-weight="bold" officeooo:rsid="00096fab" officeooo:paragraph-rsid="00096fab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DejaVu Sans" fo:font-size="14pt" fo:font-weight="bold" officeooo:rsid="00096fab" officeooo:paragraph-rsid="00197788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/>
      <style:text-properties style:font-name="DejaVu Sans" officeooo:rsid="0013ebc9" officeooo:paragraph-rsid="0013ebc9"/>
    </style:style>
    <style:style style:name="P6" style:family="paragraph" style:parent-style-name="Standard">
      <style:paragraph-properties fo:line-height="115%"/>
      <style:text-properties style:font-name="DejaVu Sans" officeooo:rsid="0013ebc9" officeooo:paragraph-rsid="00197788"/>
    </style:style>
    <style:style style:name="P7" style:family="paragraph" style:parent-style-name="Standard">
      <style:paragraph-properties fo:line-height="115%"/>
      <style:text-properties style:font-name="DejaVu Sans" officeooo:rsid="0013ebc9" officeooo:paragraph-rsid="00197788" fo:background-color="#fff200"/>
    </style:style>
    <style:style style:name="P8" style:family="paragraph" style:parent-style-name="Standard">
      <style:paragraph-properties fo:line-height="115%"/>
      <style:text-properties style:font-name="DejaVu Sans" officeooo:rsid="00145d9b" officeooo:paragraph-rsid="00145d9b"/>
    </style:style>
    <style:style style:name="P9" style:family="paragraph" style:parent-style-name="Standard">
      <style:paragraph-properties fo:line-height="115%"/>
      <style:text-properties style:font-name="DejaVu Sans" officeooo:rsid="0019cd29" officeooo:paragraph-rsid="0019cd29"/>
    </style:style>
    <style:style style:name="P10" style:family="paragraph" style:parent-style-name="Standard">
      <style:paragraph-properties fo:line-height="115%"/>
      <style:text-properties style:font-name="DejaVu Sans" officeooo:rsid="0019cd29" officeooo:paragraph-rsid="0024b414"/>
    </style:style>
    <style:style style:name="P1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DejaVu Sans" fo:font-size="14pt" fo:font-weight="normal" officeooo:rsid="003509e6" officeooo:paragraph-rsid="003509e6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center" style:justify-single-word="false" fo:break-before="page"/>
      <style:text-properties style:font-name="DejaVu Sans" fo:font-size="14pt" fo:font-weight="bold" officeooo:rsid="00096fab" officeooo:paragraph-rsid="00197788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line-height="115%"/>
      <style:text-properties style:font-name="DejaVu Sans" officeooo:rsid="0013ebc9" officeooo:paragraph-rsid="0013ebc9"/>
    </style:style>
    <style:style style:name="P14" style:family="paragraph" style:parent-style-name="Standard" style:list-style-name="L2">
      <style:paragraph-properties fo:line-height="115%"/>
      <style:text-properties style:font-name="DejaVu Sans" officeooo:rsid="000f9304" officeooo:paragraph-rsid="000f9304"/>
    </style:style>
    <style:style style:name="P15" style:family="paragraph" style:parent-style-name="Standard" style:list-style-name="L2">
      <style:paragraph-properties fo:line-height="115%"/>
      <style:text-properties style:font-name="DejaVu Sans" officeooo:rsid="000fb257" officeooo:paragraph-rsid="000fb257"/>
    </style:style>
    <style:style style:name="P16" style:family="paragraph" style:parent-style-name="Standard" style:list-style-name="L3">
      <style:paragraph-properties fo:line-height="115%"/>
      <style:text-properties style:font-name="DejaVu Sans" officeooo:rsid="000ad34d" officeooo:paragraph-rsid="000fb257"/>
    </style:style>
    <style:style style:name="P17" style:family="paragraph" style:parent-style-name="Standard" style:list-style-name="L2">
      <style:paragraph-properties fo:line-height="115%"/>
      <style:text-properties style:font-name="DejaVu Sans" officeooo:rsid="00104949" officeooo:paragraph-rsid="00104949"/>
    </style:style>
    <style:style style:name="P18" style:family="paragraph" style:parent-style-name="Standard" style:list-style-name="L2">
      <style:paragraph-properties fo:line-height="115%"/>
      <style:text-properties style:font-name="DejaVu Sans" officeooo:rsid="0012274d" officeooo:paragraph-rsid="0012274d" fo:background-color="#fff200"/>
    </style:style>
    <style:style style:name="P19" style:family="paragraph" style:parent-style-name="Standard" style:list-style-name="L2">
      <style:paragraph-properties fo:line-height="115%"/>
      <style:text-properties style:font-name="DejaVu Sans" officeooo:rsid="00145d9b" officeooo:paragraph-rsid="00145d9b" fo:background-color="#fff200"/>
    </style:style>
    <style:style style:name="P20" style:family="paragraph" style:parent-style-name="Standard" style:list-style-name="L4">
      <style:paragraph-properties fo:line-height="115%"/>
      <style:text-properties style:font-name="DejaVu Sans" officeooo:rsid="0013ebc9" officeooo:paragraph-rsid="00197788" fo:background-color="#fff200"/>
    </style:style>
    <style:style style:name="P21" style:family="paragraph" style:parent-style-name="Standard" style:list-style-name="L5">
      <style:paragraph-properties fo:line-height="115%"/>
      <style:text-properties style:font-name="DejaVu Sans" officeooo:rsid="0019cd29" officeooo:paragraph-rsid="0019cd29" fo:background-color="#fff200"/>
    </style:style>
    <style:style style:name="P22" style:family="paragraph" style:parent-style-name="Standard" style:list-style-name="L5">
      <style:paragraph-properties fo:line-height="115%"/>
      <style:text-properties style:font-name="DejaVu Sans" officeooo:rsid="002fbab6" officeooo:paragraph-rsid="002fbab6" fo:background-color="#fff200"/>
    </style:style>
    <style:style style:name="P23" style:family="paragraph" style:parent-style-name="Standard" style:list-style-name="L2">
      <style:paragraph-properties fo:line-height="115%"/>
      <style:text-properties style:font-name="DejaVu Sans" officeooo:rsid="00131930" officeooo:paragraph-rsid="00131930"/>
    </style:style>
    <style:style style:name="P24" style:family="paragraph" style:parent-style-name="Standard" style:list-style-name="L2">
      <style:paragraph-properties fo:line-height="115%"/>
      <style:text-properties style:font-name="DejaVu Sans" officeooo:rsid="00145d9b" officeooo:paragraph-rsid="00145d9b"/>
    </style:style>
    <style:style style:name="P25" style:family="paragraph" style:parent-style-name="Standard" style:list-style-name="L4">
      <style:paragraph-properties fo:line-height="115%"/>
      <style:text-properties style:font-name="DejaVu Sans" officeooo:rsid="0019cd29" officeooo:paragraph-rsid="0019cd29"/>
    </style:style>
    <style:style style:name="P26" style:family="paragraph" style:parent-style-name="Standard" style:list-style-name="L5">
      <style:paragraph-properties fo:line-height="115%"/>
      <style:text-properties style:font-name="DejaVu Sans" officeooo:rsid="0019cd29" officeooo:paragraph-rsid="0019cd29"/>
    </style:style>
    <style:style style:name="P27" style:family="paragraph" style:parent-style-name="Standard" style:list-style-name="L5">
      <style:paragraph-properties fo:line-height="115%"/>
      <style:text-properties style:font-name="DejaVu Sans" officeooo:rsid="0019cd29" officeooo:paragraph-rsid="001a43a8"/>
    </style:style>
    <style:style style:name="P28" style:family="paragraph" style:parent-style-name="Standard" style:list-style-name="L5">
      <style:paragraph-properties fo:line-height="115%"/>
      <style:text-properties style:font-name="DejaVu Sans" officeooo:rsid="001be3f9" officeooo:paragraph-rsid="001be3f9"/>
    </style:style>
    <style:style style:name="P29" style:family="paragraph" style:parent-style-name="Standard" style:list-style-name="L5">
      <style:paragraph-properties fo:line-height="115%" fo:text-align="center" style:justify-single-word="false"/>
      <style:text-properties style:font-name="DejaVu Sans" officeooo:rsid="00096fab" officeooo:paragraph-rsid="00201297"/>
    </style:style>
    <style:style style:name="P30" style:family="paragraph" style:parent-style-name="Standard" style:list-style-name="L5">
      <style:paragraph-properties fo:line-height="115%" fo:text-align="center" style:justify-single-word="false"/>
      <style:text-properties style:font-name="DejaVu Sans" fo:font-size="14pt" fo:font-weight="bold" officeooo:rsid="00197788" officeooo:paragraph-rsid="00201297" style:font-size-asian="14pt" style:font-weight-asian="bold" style:font-size-complex="14pt" style:font-weight-complex="bold"/>
    </style:style>
    <style:style style:name="P31" style:family="paragraph" style:parent-style-name="Standard" style:list-style-name="L5">
      <style:paragraph-properties fo:line-height="115%" fo:text-align="justify" style:justify-single-word="false"/>
      <style:text-properties style:font-name="DejaVu Sans" fo:font-size="14pt" fo:font-weight="bold" officeooo:rsid="00096fab" officeooo:paragraph-rsid="00338c40" fo:background-color="transparent" style:font-size-asian="14pt" style:font-weight-asian="bold" style:font-size-complex="14pt" style:font-weight-complex="bold"/>
    </style:style>
    <style:style style:name="P32" style:family="paragraph" style:parent-style-name="Standard" style:list-style-name="L5">
      <style:paragraph-properties fo:line-height="115%" fo:text-align="justify" style:justify-single-word="false"/>
      <style:text-properties style:font-name="DejaVu Sans" fo:font-size="12pt" fo:font-weight="normal" officeooo:rsid="0019cd29" officeooo:paragraph-rsid="00274160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line-height="115%" fo:text-align="justify" style:justify-single-word="false"/>
      <style:text-properties style:font-name="DejaVu Sans" fo:font-size="12pt" fo:font-weight="normal" officeooo:rsid="0019cd29" officeooo:paragraph-rsid="00274160" fo:background-color="#fff200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line-height="115%" fo:text-align="justify" style:justify-single-word="false"/>
      <style:text-properties style:font-name="DejaVu Sans" fo:font-size="12pt" fo:font-weight="normal" officeooo:rsid="0019cd29" officeooo:paragraph-rsid="00292114" fo:background-color="transparent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font-name="DejaVu Sans" fo:font-size="12pt" fo:font-weight="normal" officeooo:rsid="003509e6" officeooo:paragraph-rsid="003509e6" fo:background-color="transparent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font-name="DejaVu Sans" fo:font-size="12pt" fo:font-weight="normal" officeooo:rsid="003912b0" officeooo:paragraph-rsid="003912b0" fo:background-color="transparent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line-height="115%" fo:text-align="justify" style:justify-single-word="false"/>
      <style:text-properties style:font-name="DejaVu Sans" fo:font-size="12pt" fo:font-weight="normal" officeooo:rsid="0019cd29" officeooo:paragraph-rsid="00338c40" fo:background-color="#ffffff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line-height="115%"/>
      <style:text-properties style:font-name="DejaVu Sans" fo:font-size="12pt" officeooo:rsid="0019cd29" officeooo:paragraph-rsid="00274160" style:font-size-asian="12pt" style:font-size-complex="12pt"/>
    </style:style>
    <style:style style:name="P39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font-name="DejaVu Sans" fo:font-size="12pt" officeooo:rsid="003509e6" officeooo:paragraph-rsid="003509e6" style:font-size-asian="12pt" style:font-size-complex="12pt"/>
    </style:style>
    <style:style style:name="P40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font-name="DejaVu Sans" fo:font-size="12pt" officeooo:rsid="00396840" officeooo:paragraph-rsid="00396840" style:font-size-asian="12pt" style:font-size-complex="12pt"/>
    </style:style>
    <style:style style:name="P41" style:family="paragraph" style:parent-style-name="Standard" style:list-style-name="L5">
      <style:paragraph-properties fo:line-height="115%"/>
      <style:text-properties style:font-name="DejaVu Sans" fo:font-size="12pt" officeooo:rsid="0019cd29" officeooo:paragraph-rsid="00274160" fo:background-color="#fff200" style:font-size-asian="12pt" style:font-size-complex="12pt"/>
    </style:style>
    <style:style style:name="P42" style:family="paragraph" style:parent-style-name="Standard" style:list-style-name="L5">
      <style:paragraph-properties fo:line-height="115%"/>
      <style:text-properties style:font-name="DejaVu Sans" fo:font-size="12pt" officeooo:rsid="0019cd29" officeooo:paragraph-rsid="00292114" fo:background-color="#fff200" style:font-size-asian="12pt" style:font-size-complex="12pt"/>
    </style:style>
    <style:style style:name="P43" style:family="paragraph" style:parent-style-name="Standard" style:list-style-name="L1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style:font-name="DejaVu Sans" officeooo:rsid="0013ebc9" officeooo:paragraph-rsid="0013ebc9"/>
    </style:style>
    <style:style style:name="P44" style:family="paragraph" style:parent-style-name="Standard" style:list-style-name="L5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DejaVu Sans" fo:font-size="12pt" fo:font-weight="normal" officeooo:rsid="00338c40" officeooo:paragraph-rsid="00338c40" fo:background-color="#fff200" style:font-size-asian="12pt" style:font-weight-asian="normal" style:font-size-complex="12pt" style:font-weight-complex="normal"/>
    </style:style>
    <style:style style:name="T1" style:family="text">
      <style:text-properties officeooo:rsid="000cae14"/>
    </style:style>
    <style:style style:name="T2" style:family="text">
      <style:text-properties officeooo:rsid="000ea531"/>
    </style:style>
    <style:style style:name="T3" style:family="text">
      <style:text-properties officeooo:rsid="000f9304"/>
    </style:style>
    <style:style style:name="T4" style:family="text">
      <style:text-properties officeooo:rsid="000fb257"/>
    </style:style>
    <style:style style:name="T5" style:family="text">
      <style:text-properties officeooo:rsid="00197788"/>
    </style:style>
    <style:style style:name="T6" style:family="text">
      <style:text-properties officeooo:rsid="0019cd29"/>
    </style:style>
    <style:style style:name="T7" style:family="text">
      <style:text-properties officeooo:rsid="001a43a8"/>
    </style:style>
    <style:style style:name="T8" style:family="text">
      <style:text-properties officeooo:rsid="001de273"/>
    </style:style>
    <style:style style:name="T9" style:family="text">
      <style:text-properties officeooo:rsid="001f7501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97788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01297" style:font-size-asian="14pt" style:font-weight-asian="bold" style:font-size-complex="14pt" style:font-weight-complex="bold"/>
    </style:style>
    <style:style style:name="T13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01297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officeooo:rsid="002230d2"/>
    </style:style>
    <style:style style:name="T16" style:family="text">
      <style:text-properties officeooo:rsid="0024045f"/>
    </style:style>
    <style:style style:name="T17" style:family="text">
      <style:text-properties officeooo:rsid="000ad34d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36a4ac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3851a7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3b71fc" fo:background-color="transparent" loext:char-shading-value="0" style:font-weight-asian="normal" style:font-weight-complex="normal"/>
    </style:style>
    <style:style style:name="T22" style:family="text">
      <style:text-properties officeooo:rsid="00453d6a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пользователя для программы <text:span text:style-name="T3">съемки объектов в высоком разрешении</text:span> и просмотра сшитых изображений</text:p>
      <text:p text:style-name="P2"/>
      <text:p text:style-name="P2">При запуске программы открывается окно просмотра изображений</text:p>
      <text:p text:style-name="P2"/>
      <text:p text:style-name="P3"><text:span text:style-name="T2">I. </text:span>Окно просмотра изображений</text:p>
      <text:p text:style-name="P2"/>
      <text:list xml:id="list3101911179" text:style-name="L1">
        <text:list-header>
          <text:p text:style-name="P43">Элементы интерфейса:</text:p>
        </text:list-header>
        <text:list-item>
          <text:p text:style-name="P13">В центре экрана расположена область для просмотра сшитого изображения</text:p>
          <text:list>
            <text:list-item>
              <text:p text:style-name="P13">Справа-внизу данной области располагается мини-изображение для удобства навигации по основному изображению</text:p>
            </text:list-item>
          </text:list>
        </text:list-item>
      </text:list>
      <text:p text:style-name="P2"/>
      <text:p text:style-name="P5">Меню</text:p>
      <text:list xml:id="list2528955750" text:style-name="L2">
        <text:list-item>
          <text:p text:style-name="P14">Меню «Файл» → «Новый». <text:span text:style-name="T4">О</text:span>ткрывает окно программы для проведения съемки нового изделия <text:span text:style-name="T4">(см раздел II)</text:span></text:p>
        </text:list-item>
        <text:list-item>
          <text:p text:style-name="P15">Меню «Файл» → «Открыть». Открывает сохраненный файл съемки в разрешении .misc<text:line-break/><text:span text:style-name="T17">Сканированные изображения хранятся в архивных файлах, куда входят:</text:span></text:p>
        </text:list-item>
      </text:list>
      <text:list xml:id="list32066340" text:style-name="L3">
        <text:list-item>
          <text:p text:style-name="P16">Подготовленные к сшитию на экране, обрезанные фрагменты изображений</text:p>
        </text:list-item>
        <text:list-item>
          <text:p text:style-name="P16">Те же фрагменты с более плохим разрешением для более общих видов</text:p>
        </text:list-item>
        <text:list-item>
          <text:p text:style-name="P16">Те же фрагменты с еще более плохим разрешением</text:p>
        </text:list-item>
        <text:list-item>
          <text:p text:style-name="P16">Миниизображение изделия для навигации</text:p>
        </text:list-item>
        <text:list-item>
          <text:p text:style-name="P16">Файл с параметрами</text:p>
        </text:list-item>
        <text:list-item>
          <text:p text:style-name="P16">Исходные необрезанные фрагменты изображений, если они <text:span text:style-name="T1">имеются</text:span></text:p>
        </text:list-item>
      </text:list>
      <text:list xml:id="list80057092973315" text:continue-list="list2528955750" text:style-name="L2">
        <text:list-item>
          <text:p text:style-name="P15">Меню «Файл» → «Сохранить как». Сохраняет просматриваемый в данный момент файл в другой</text:p>
        </text:list-item>
        <text:list-item>
          <text:p text:style-name="P17">Меню «Файл» → «Выход». Закрывает программу</text:p>
        </text:list-item>
        <text:list-item>
          <text:p text:style-name="P18">Меню «Файл» → «Экспорт». Открывает окно параметров сохранения изображения, где можно выбрать: сохранять в файл все изображение или только видимый фрагмент, формат сохраняемого изображения (JPG) и его качество (выходной размер файла).</text:p>
        </text:list-item>
        <text:list-item>
          <text:p text:style-name="P23">Меню «Вид» → «Основная панель». Показывает и скрывает панель инструментов справа</text:p>
        </text:list-item>
        <text:list-item>
          <text:p text:style-name="P24">Меню «Сервис» → «Буферизировать изображение». Определяет, будут ли все изображения предварительно загружаться в память</text:p>
        </text:list-item>
        <text:list-item>
          <text:p text:style-name="P19">Меню «Сервис» → «Настройки». Настройки просмотра изображений</text:p>
        </text:list-item>
      </text:list>
      <text:p text:style-name="P8"/>
      <text:p text:style-name="P4"/>
      <text:p text:style-name="P12"><text:span text:style-name="T5">II. </text:span>Окно <text:span text:style-name="T5">сканирования</text:span></text:p>
      <text:p text:style-name="P4"/>
      <text:p text:style-name="P6">Элементы интерфейса:</text:p>
      <text:list xml:id="list571229994" text:style-name="L4">
        <text:list-item>
          <text:p text:style-name="P25">Слева — просмотр текущего изображения с камеры</text:p>
          <text:list>
            <text:list-item>
              <text:p text:style-name="P20"><text:span text:style-name="T16">Просмотр изображения с камеры при сканировании может подменяться </text:span>просмотр<text:span text:style-name="T16">ом</text:span> <text:span text:style-name="T5">сшиваемого</text:span> изображения, <text:span text:style-name="T5">которое должно постепенно заполняться (сейчас пока видно только текущий участок съемки)</text:span></text:p>
            </text:list-item>
          </text:list>
        </text:list-item>
      </text:list>
      <text:p text:style-name="P7"/>
      <text:p text:style-name="P6"/>
      <text:p text:style-name="P9">Меню:</text:p>
      <text:list xml:id="list1869318360" text:style-name="L5">
        <text:list-item>
          <text:p text:style-name="P21">«Станок» → «Проверка». <text:span text:style-name="T8">Проверяет текущие координаты</text:span></text:p>
        </text:list-item>
        <text:list-item>
          <text:p text:style-name="P26">«Станок» → «Инициализация». <text:span text:style-name="T8">Инициализирует установку, выставляет начальное положение по концевикам</text:span></text:p>
        </text:list-item>
        <text:list-item>
          <text:p text:style-name="P26">«Станок» → «Двигать в...». <text:span text:style-name="T8">Передвигает установку в заданные пользователем координаты</text:span></text:p>
        </text:list-item>
        <text:list-item>
          <text:p text:style-name="P26">«Станок» → «Двигать в середину». <text:span text:style-name="T8">Передвигает установку в середину по горизонтальному положению. Вертикальную ось не трогает</text:span></text:p>
        </text:list-item>
        <text:list-item>
          <text:p text:style-name="P26">«Станок» → «Ручной режим». <text:span text:style-name="T8">Переводит установку в режим управления с клавиатуры</text:span></text:p>
        </text:list-item>
        <text:list-item>
          <text:p text:style-name="P22">«Операции» → «Калибровка». Калибровка осуществляется путем отметки отрезка на видимом изображении и ручного ввода размеров данного отрезка. <text:span text:style-name="T22">Для точности желательно захватывать все поле зрения съемки целиком</text:span></text:p>
        </text:list-item>
        <text:list-item>
          <text:p text:style-name="P22">«Операции» → «Автокалибровка». Калибровка по заранее известному паттерну, например, по линейке, лежащей горизонтально на изображении. Алгоритм сам отмечает сантиметровый отрезок и определяет <text:s/>количество пикселей на мм</text:p>
        </text:list-item>
        <text:list-item>
          <text:p text:style-name="P28"><text:span text:style-name="T15">«</text:span>Операции<text:span text:style-name="T6">» → «</text:span>Определить границы<text:span text:style-name="T6">». Визуально ищет границы изделия, проходя по его периметру</text:span></text:p>
        </text:list-item>
        <text:list-item>
          <text:p text:style-name="P28"><text:span text:style-name="T15">«</text:span>Операции<text:span text:style-name="T6">» → «</text:span>Новая съемка<text:span text:style-name="T6">». Проводит съемку области, указанной в параметрах на форме</text:span></text:p>
        </text:list-item>
        <text:list-item>
          <text:p text:style-name="P28"><text:span text:style-name="T15">«</text:span>Операции<text:span text:style-name="T6">» → «</text:span>Сохранить съемку<text:span text:style-name="T6">». Сохраняет съемку в файл. Если пользователь забудет сохранить произведенную съемку до закрытия программы или до другой съемки, то программа предложит это сделать</text:span></text:p>
        </text:list-item>
        <text:list-item>
          <text:p text:style-name="P26">«Вид» → «Изображение с камеры». <text:span text:style-name="T9">Включает/выключает вид с камеры</text:span></text:p>
        </text:list-item>
        <text:list-item>
          <text:p text:style-name="P26">«Вид» → «Изображение сканирован<text:span text:style-name="T9">ия</text:span>». <text:span text:style-name="T9">Включает/выключает </text:span></text:p>
        </text:list-item>
        <text:list-item>
          <text:p text:style-name="P27">«С<text:span text:style-name="T7">ервис</text:span>» → «<text:span text:style-name="T7">Настройки</text:span>». <text:span text:style-name="T9">Открывает окно настроек камеры, стола и съемки</text:span></text:p>
        </text:list-item>
      </text:list>
      <text:p text:style-name="P10"/>
      <text:list xml:id="list80057263354748" text:continue-numbering="true" text:style-name="L5">
        <text:list-header>
          <text:p text:style-name="P30"/>
        </text:list-header>
        <text:list-item>
          <text:p text:style-name="P29"><text:soft-page-break/><text:span text:style-name="T11">II.</text:span><text:span text:style-name="T12">1.</text:span><text:span text:style-name="T11"> </text:span><text:span text:style-name="T10">Окно </text:span><text:span text:style-name="T12">настроек сканирования</text:span></text:p>
        </text:list-item>
        <text:list-item text:start-value="1">
          <text:p text:style-name="P32">Камера (список камер)</text:p>
          <text:list>
            <text:list-item>
              <text:p text:style-name="P32">Разрешение камеры (если у камеры есть несколько рабочих разрешений, то они добавляются в список камер, как разные камеры)</text:p>
            </text:list-item>
            <text:list-item>
              <text:p text:style-name="P32">Режим съемки (список режимов съемки камеры, для каждого есть свой набор параметров)</text:p>
              <text:list>
                <text:list-item>
                  <text:p text:style-name="P38">Размеры отступа обрезаемой части изображения слева, справа, сверху и снизу</text:p>
                </text:list-item>
                <text:list-item>
                  <text:p text:style-name="P38">Число пикселей на мм (определяется калибровкой)</text:p>
                </text:list-item>
                <text:list-item>
                  <text:p text:style-name="P38">Высота работы камеры, мм</text:p>
                </text:list-item>
                <text:list-item>
                  <text:p text:style-name="P41">Фокус</text:p>
                </text:list-item>
                <text:list-item>
                  <text:p text:style-name="P33">Увеличение</text:p>
                </text:list-item>
              </text:list>
            </text:list-item>
          </text:list>
        </text:list-item>
        <text:list-item>
          <text:p text:style-name="P34">Настройки Стола:</text:p>
          <text:list>
            <text:list-item>
              <text:p text:style-name="P42">IP-адрес для подключения драйвера стола</text:p>
            </text:list-item>
            <text:list-item>
              <text:p text:style-name="P42">Порт <text:s/>для подключения драйвера стола</text:p>
            </text:list-item>
            <text:list-item>
              <text:p text:style-name="P42">Количество шагов стола на мм</text:p>
            </text:list-item>
            <text:list-item>
              <text:p text:style-name="P37">Пределы по работе стола по осям X, Y и Z</text:p>
              <text:p text:style-name="P31"/>
              <text:p text:style-name="P44"><text:span text:style-name="T14">П</text:span><text:span text:style-name="T13">ример работы по созданию нового сканированного изображения</text:span></text:p>
            </text:list-item>
          </text:list>
        </text:list-item>
        <text:list-item text:start-value="1">
          <text:p text:style-name="P35">Запускаем приложение</text:p>
        </text:list-item>
        <text:list-item>
          <text:p text:style-name="P35">Выбираем пункт меню «Файл» → «Новый». Открывается форма сканирования</text:p>
          <text:list>
            <text:list-item>
              <text:p text:style-name="P39"><text:span text:style-name="T18">Если необходимо, то выбираем в меню «Сервис» → «Настройки» другую камеру, выбираем режим съемки, можем поменять параметры режима съемки или создать новый режим </text:span><text:span text:style-name="T19">со своими параметрами</text:span></text:p>
            </text:list-item>
          </text:list>
        </text:list-item>
        <text:list-item>
          <text:p text:style-name="P35">Кладем изделие на стол, стараясь, чтобы оно было в центре стола</text:p>
          <text:list>
            <text:list-item>
              <text:p text:style-name="P39"><text:span text:style-name="T18">При необходимости кладем на изделие линейку или другое средство измерения и выполняем калибровку (по идее калибровка сохранена в настройках, но для изделий нестандартной толщины может понадобится ее обновить). После калибровки можно также сохранить ее результаты в настройках </text:span><text:span text:style-name="T20">для выбранного режима съемки</text:span></text:p>
            </text:list-item>
          </text:list>
        </text:list-item>
        <text:list-item>
          <text:p text:style-name="P36">Включаем стол или убеждаемся, что он включен</text:p>
        </text:list-item>
        <text:list-item>
          <text:p text:style-name="P36">Выбираем «Операции» → «Определить границы», стол с камерой производят поиск границ изделия, в пределах которых нужно вести съемку. Можно также внести значение границ вручную</text:p>
        </text:list-item>
        <text:list-item>
          <text:p text:style-name="P36">Выбираем «Операции» → «Новая съемка». Производится съемка изделия, стол двигается зигзагом по прямоугольной области, сохраняя фрагменты изображения</text:p>
        </text:list-item>
        <text:list-item>
          <text:p text:style-name="P36"><text:soft-page-break/>Выбираем «Операции» → «Сохранить съемку» для сохранения результата съемки в файл, или просто закрываем форму съемки — при этом сохранение будет предложено.</text:p>
        </text:list-item>
        <text:list-item>
          <text:p text:style-name="P36">Возвращаемся на форму просмотра файлов съемки. Там будет открыт наш файл. Можно рассмотреть изображение и, при необходимости, изменить размеры отступа для сделанных фотографий для более качественного их стыка между собой</text:p>
        </text:list-item>
        <text:list-item>
          <text:p text:style-name="P40"><text:span text:style-name="T18">В последствии, если все устраивает — для экономии места можно </text:span><text:span text:style-name="T21">также </text:span><text:span text:style-name="T18">удалить исходные необрезанные фото </text:span><text:span text:style-name="T21">(можно</text:span><text:span text:style-name="T18"> продумать — как </text:span><text:span text:style-name="T21">и когда </text:span><text:span text:style-name="T18">система может предлагать это делать автоматически</text:span><text:span text:style-name="T21">)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8:35:04.393329755</meta:creation-date>
    <meta:generator>LibreOffice/6.0.7.3$Linux_X86_64 LibreOffice_project/00m0$Build-3</meta:generator>
    <dc:date>2020-12-16T08:31:22.914002558</dc:date>
    <meta:editing-duration>PT18H49M26S</meta:editing-duration>
    <meta:editing-cycles>48</meta:editing-cycles>
    <meta:document-statistic meta:table-count="0" meta:image-count="0" meta:object-count="0" meta:page-count="4" meta:paragraph-count="65" meta:word-count="779" meta:character-count="5629" meta:non-whitespace-character-count="4880"/>
  </office:meta>
</office:document-meta>
</file>